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5" calcext:value-type="float">
            <text:p>445</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6" calcext:value-type="float">
            <text:p>46</text:p>
          </table:table-cell>
          <table:table-cell table:style-name="ce25" table:formula="of:=SUM([.B2:.F2])" office:value-type="float" office:value="476" calcext:value-type="float">
            <text:p>4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3" table:number-rows-repeated="15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2">00/00/0000</text:date>, <text:time style:data-style-name="N2" text:time-value="21:57:40.9852162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2T21:58:53.692698721</dc:date>
    <meta:editing-duration>PT14H30M5S</meta:editing-duration>
    <meta:editing-cycles>419</meta:editing-cycles>
    <meta:document-statistic meta:table-count="1" meta:cell-count="2664" meta:object-count="0"/>
  </office:meta>
</office:document-meta>
</file>